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1pt"/>
    </style:style>
    <style:style style:name="co3" style:family="table-column">
      <style:table-column-properties fo:break-before="auto" style:column-width="190.46pt"/>
    </style:style>
    <style:style style:name="co4" style:family="table-column">
      <style:table-column-properties fo:break-before="auto" style:column-width="248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oomNumber</text:p>
          </table:table-cell>
          <table:table-cell office:value-type="string" calcext:value-type="string">
            <text:p>building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rections</text:p>
          </table:table-cell>
          <table:table-cell table:number-columns-repeated="4"/>
          <table:table-cell table:style-name="ce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AB210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34 PCs, projector,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DUCACT217</text:p>
          </table:table-cell>
          <table:table-cell office:value-type="string" calcext:value-type="string">
            <text:p>EDUC ACT</text:p>
          </table:table-cell>
          <table:table-cell office:value-type="string" calcext:value-type="string">
            <text:p>9 PCs, collaboration area seating, white board, and LCD TV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G109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30 PCs. Card Entry to building. Podium, Projector, Laptop connection, DVD/VCR, printer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B102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52 public PCs (1 PC has a scanner attached), 4 public Macs, 2 B&amp;W printers and 1 color printer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B106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39 PCs. Use must be approved by Library. Includes podium pc with microphone, &amp; DVD/VCR. Also 2 scanners, 3D Printer. Wireless mic available upon request.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B108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30 PCs. Podium with PC, Ultra Short Throw projector, interactive whiteboard. No DVD/VCR. Tables have motorized lids that open/close with remote.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B109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31 PCs. Podium with PC, Ultra Short Throw projector, interactive whiteboard. No DVD/VCR. Tables have motorized lids that open/close with remote.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IB110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12 PCs. VLN Lab/Polycom Room. Podium, No DVD/VCR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30 PCs. 2 projectors, podium pc and laptop connection, DVD/VCR, printer, one height-adjustable desk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30 PCs. 2 projectors, podium pc and laptop connection, DVD/VCR, printer, one height-adjustable desk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Mac Lab - 25 Macs (No PCs in this Lab.) podium MAC and laptop connection, DVD/VCR, printer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36 PCs. 2 projectors, podium pc and laptop connection, DVD/VCR, printer, one height-adjustable desk, printer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206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EET Lab: 24 PCs. Limited entry. Projector, instructor PC, 2 printers, No DVD/VCR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40 PCs , PC StowAway tables, projector, podium pc, laptop connect, No DVD/VCR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SBA Lab: 25 PCs. Projector, podium PC, DVD/VCR, printer, PC StowAway tables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SBA Lab: 30 PCs , PC StowAway tables. Projector, podium PC, DVD/VCR, printer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SBA Lab: 25 PCs with PC StowAway tables. Projector, podium PC, DVD/VCR, printer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208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31 PCs. Projector, instructor station with PC (no podium), 2 printers. Card swipe room entry. Access must be approved in writing by Engineering Office.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210A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Sun lab. 24 Sun stations. Card entry to room. Accounts are granted by Computer Science Office. Projector, instructor station PC, printer, No DVD/VCR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210B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Sun lab. 12 Sun stations. Card entry to room. Accounts are granted by Computer Science Office. Projector, instructor station PC, printer, No DVD/VCR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225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47 PCs. Projector, podium pc and laptop connection, DVD/VCR, Computer StowAway tables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L127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Physics Lab: 10 PCs projector,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ursing</text:p>
          </table:table-cell>
          <table:table-cell office:value-type="string" calcext:value-type="string">
            <text:p>projector,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ursing</text:p>
          </table:table-cell>
          <table:table-cell office:value-type="string" calcext:value-type="string">
            <text:p>projector,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UB113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Podium is not normally set up - Contact ITS Dept. for setup assistance. 2 projector multimedia system, podium with microphone, Bluray DVD player (NO VCR), and wireless microphone PA system (a total of 6 wireless mics in use at one time.) 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UB210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Podium is not normally set up - Contact ITS Dept. for setup assistance. 2 front facing projectors and 1 side facing projector, podium with microphone, DVD/VCR player, and wireless microphone PA system (a total of 4 wireless mics plus podium mic can be in use at one time.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UB217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Podium with PC, DVD/VCR, projector, PA system - 1 wireless mic can be used. Contact ITS to confirm setup. Microphone kept at CUB check-in desk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UB219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Exercise Studios 219 and 219A are seperated by a retractible wall partition - rooms can be combined to create one larger room. Each room has its own multimedia system with podium computer, speakers, projector, and a wireless microphone. Both rooms can be made to share the multimedia system in 219.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UB219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Exercise Studios 219 and 219A are seperated by a retractible wall partition - rooms can be combined to create one larger room. Each room has its own multimedia system with podium computer, speakers, projector, and a wireless microphone. Both rooms can be made to share the multimedia system in 219.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AB102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2 projector, podium pc, laptop connection, Bluray DVD player (NO VCR)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AB103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2 projector, podium pc, laptop connection, Bluray DVD player (NO VCR)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AB104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2 projector, podium pc, laptop connection, Bluray DVD player (NO VCR)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AB110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2 projector, podium pc, laptop connection, Bluray DVD player (NO VCR)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AB111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Surveying Lab: projector,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AB112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Geo/Soils Lab: projector,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EAB113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Civil Projects Lab: projector,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AB114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Electric Utilities Power Lab: projector, podium pc, laptop connection, No DVD/VCR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AB116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Signal Integrity Lab: projector,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AB117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Civil Asphalt/Concrete Lab: projector, podium pc ,laptop connection, No DVD/VCR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AB118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Civil Structures Lab: projector,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AB119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Materials Lab: projector,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AB201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Second floor Lounge area, tables and three kiosk stations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AB204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Black Box Theater, projector,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AB205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Electrical Research Lab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AB206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Electrical Research Lab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AB208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Electrical Research Lab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AB209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Microwave/Communications Optics Lab: projector, podium pc, laptop connection, No DVD/VCR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EAB211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Robotics/Control Lab: 14 PCs., projector,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EAB212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Capstone Design Lab: projector,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EAB213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Electronics Lab: 10 PCs., projector,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EAB214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Electrical/Physics Lab: projector,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EAB214A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Electrical Research Lab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EAB216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Signal Integrity Lab: projector,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EAB216A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Electrical Research Lab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EDUCACT117</text:p>
          </table:table-cell>
          <table:table-cell office:value-type="string" calcext:value-type="string">
            <text:p>EDUC ACT</text:p>
          </table:table-cell>
          <table:table-cell office:value-type="string" calcext:value-type="string">
            <text:p>projector,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EDUCACT120</text:p>
          </table:table-cell>
          <table:table-cell office:value-type="string" calcext:value-type="string">
            <text:p>EDUC ACT</text:p>
          </table:table-cell>
          <table:table-cell office:value-type="string" calcext:value-type="string">
            <text:p>Lounge area with 4 kiosk stations and 1 printer and white board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EDUCACT121</text:p>
          </table:table-cell>
          <table:table-cell office:value-type="string" calcext:value-type="string">
            <text:p>EDUC ACT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EDUCACT202A</text:p>
          </table:table-cell>
          <table:table-cell office:value-type="string" calcext:value-type="string">
            <text:p>EDUC ACT</text:p>
          </table:table-cell>
          <table:table-cell office:value-type="string" calcext:value-type="string">
            <text:p>Civil Research Lab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EDUCACT202B</text:p>
          </table:table-cell>
          <table:table-cell office:value-type="string" calcext:value-type="string">
            <text:p>EDUC ACT</text:p>
          </table:table-cell>
          <table:table-cell office:value-type="string" calcext:value-type="string">
            <text:p>Mechanical Research Lab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EDUCACT203</text:p>
          </table:table-cell>
          <table:table-cell office:value-type="string" calcext:value-type="string">
            <text:p>EDUC ACT</text:p>
          </table:table-cell>
          <table:table-cell office:value-type="string" calcext:value-type="string">
            <text:p>projector,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EDUCACT206</text:p>
          </table:table-cell>
          <table:table-cell office:value-type="string" calcext:value-type="string">
            <text:p>EDUC ACT</text:p>
          </table:table-cell>
          <table:table-cell office:value-type="string" calcext:value-type="string">
            <text:p>projector,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EDUCACT207</text:p>
          </table:table-cell>
          <table:table-cell office:value-type="string" calcext:value-type="string">
            <text:p>EDUC ACT</text:p>
          </table:table-cell>
          <table:table-cell office:value-type="string" calcext:value-type="string">
            <text:p>projector,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EDUCACT209A</text:p>
          </table:table-cell>
          <table:table-cell office:value-type="string" calcext:value-type="string">
            <text:p>EDUC ACT</text:p>
          </table:table-cell>
          <table:table-cell office:value-type="string" calcext:value-type="string">
            <text:p>Civil Research Lab: projector,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EDUCACT209B</text:p>
          </table:table-cell>
          <table:table-cell office:value-type="string" calcext:value-type="string">
            <text:p>EDUC ACT</text:p>
          </table:table-cell>
          <table:table-cell office:value-type="string" calcext:value-type="string">
            <text:p>Mechanical Research Lab: projector, podium pc, laptop connection, No DVD/VCR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ENG130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Card Entry to building. Podium, Projector, Laptop connection, DVD/VCR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" office:value-type="string" calcext:value-type="string">
            <text:p>ENG131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Card Entry to building. Podium, Projector, Laptop connection, DVD/VCR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LIB101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2 projector events and art exhibit room. Podium with computer, and Public Address system which requires ITS setup (a total of 4 wireless mics in use at one time.) DVD/VCR machine in closet (not in podium)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" office:value-type="string" calcext:value-type="string">
            <text:p>LIB102A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Collaboration/Group Study Room. Large-screen LCD monitor with HDMI video/audio connections for up to four devices - works with IPADS, PC laptops, and MacBooks No projector, no DVD/VCR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LIB102B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Group Study Room. 1 PC with a scanner, No projector, no DVD/VCR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LIB102C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Collaboration/Group Study Room. 1 PC and large-screen LCD monitor with audio and video connections for up to three laptops. No projector, no DVD/VCR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" office:value-type="string" calcext:value-type="string">
            <text:p>LIB102D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Collaboration/Group Study Room.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LIB102F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Group study room. 1 PC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office:value-type="string" calcext:value-type="string">
            <text:p>LIB102H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Group Study Room. 1 PC, scanner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 office:value-type="string" calcext:value-type="string">
            <text:p>LIB104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2 PCs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5" office:value-type="string" calcext:value-type="string">
            <text:p>LIB112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New Media Commons and Podcasting Booths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5" office:value-type="string" calcext:value-type="string">
            <text:p>LIB201A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Group study room. 1 PC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5" office:value-type="string" calcext:value-type="string">
            <text:p>LIB201B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Group study room. 1 PC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5" office:value-type="string" calcext:value-type="string">
            <text:p>LIB201C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One Button Studio Room. 1 PC, short-throw projector. No DVD/VCR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5" office:value-type="string" calcext:value-type="string">
            <text:p>LIB202B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Honors Study. Card entry to room, 3 PCs, printer, pull down screen, no projector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LIB203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Podium with PC, multimedia Crestron controls, 1 Ultra Short Throw projector, eno Polyvision interactive whiteboard and eno mini interactive writing pad. No DVD/VCR.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5" office:value-type="string" calcext:value-type="string">
            <text:p>LIB205A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Group study room. 1 PC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5" office:value-type="string" calcext:value-type="string">
            <text:p>LIB205B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Group study room. 1 PC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5" office:value-type="string" calcext:value-type="string">
            <text:p>LIB301A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Group study room. 1 PC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5" office:value-type="string" calcext:value-type="string">
            <text:p>LIB301B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Group study room. 1 PC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5" office:value-type="string" calcext:value-type="string">
            <text:p>LIB301C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Group study room. 1 PC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5" office:value-type="string" calcext:value-type="string">
            <text:p>LIB302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5" office:value-type="string" calcext:value-type="string">
            <text:p>LIB304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6" office:value-type="string" calcext:value-type="string">
            <text:p>LIB305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Podium with both a Windows PC and a Mac, multimedia Crestron controls, 1 Ultra Short Throw projector, eno Polyvision interactive whiteboard and eno mini interactive writing pad. No DVD/VCR. Movable chairs - can be configured in rows or together as tables.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6" office:value-type="string" calcext:value-type="string">
            <text:p>LIB306A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Group study room. 1 PC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6" office:value-type="string" calcext:value-type="string">
            <text:p>LIB306B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Group study room. 1 PC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6" office:value-type="string" calcext:value-type="string">
            <text:p>C8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3 All-In-One PCs, scanner, collaboration/group study table with LCD TV with VGA video/audio connections for up to four devices, another LCD TV with multiple ports; apple TV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7" office:value-type="string" calcext:value-type="string">
            <text:p>C113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olycom Meeting Room; PC in podium, No DVD/VCR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8" office:value-type="string" calcext:value-type="string">
            <text:p>C211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8" office:value-type="string" calcext:value-type="string">
            <text:p>C212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Tables can be moved into different configurations, No DVD/VCR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8" office:value-type="string" calcext:value-type="string">
            <text:p>C213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Can also be used for events. Has PA system, projector, podium with mic &amp; Blu-Ray DVD player, 6 wireless mic max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8" office:value-type="string" calcext:value-type="string">
            <text:p>C216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Art Studio: projector, podium MA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9" office:value-type="string" calcext:value-type="string">
            <text:p>C300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Events and meetings. May require ITS setup. Fully equipped.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9" office:value-type="string" calcext:value-type="string">
            <text:p>E124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Meetings. Laptop and projector are in the room on a cart. Should not require ITS Dept. to set up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9" office:value-type="string" calcext:value-type="string">
            <text:p>E200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"Skype Room" Webcam &amp; microphones for Skype style videoconferencing, projector,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" office:value-type="string" calcext:value-type="string">
            <text:p>E202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Tutoring room: 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9" office:value-type="string" calcext:value-type="string">
            <text:p>E209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9" office:value-type="string" calcext:value-type="string">
            <text:p>E212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9" office:value-type="string" calcext:value-type="string">
            <text:p>E218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9" office:value-type="string" calcext:value-type="string">
            <text:p>E219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Bluray DVD player (NO VCR)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0" office:value-type="string" calcext:value-type="string">
            <text:p>E236A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Collaboration/Group Study Space. Large-screen LCD TV with input for up to four laptops (VGA port) and one HDMI connector. In hallway outside E236.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0" office:value-type="string" calcext:value-type="string">
            <text:p>E240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0" office:value-type="string" calcext:value-type="string">
            <text:p>E243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0" office:value-type="string" calcext:value-type="string">
            <text:p>E244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Tiered room. 2 projectors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0" office:value-type="string" calcext:value-type="string">
            <text:p>E245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0" office:value-type="string" calcext:value-type="string">
            <text:p>E247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0" office:value-type="string" calcext:value-type="string">
            <text:p>E252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2 LCD TVs,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0" office:value-type="string" calcext:value-type="string">
            <text:p>E253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2 projectors, podium pc and laptop connection, Bluray DVD, NO VCR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0" office:value-type="string" calcext:value-type="string">
            <text:p>E254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0" office:value-type="string" calcext:value-type="string">
            <text:p>E257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0" office:value-type="string" calcext:value-type="string">
            <text:p>E258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1" office:value-type="string" calcext:value-type="string">
            <text:p>E261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1" office:value-type="string" calcext:value-type="string">
            <text:p>E264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1" office:value-type="string" calcext:value-type="string">
            <text:p>E265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1" office:value-type="string" calcext:value-type="string">
            <text:p>E306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olycom Room, projector,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1" office:value-type="string" calcext:value-type="string">
            <text:p>E308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olycom Room, projector,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1" office:value-type="string" calcext:value-type="string">
            <text:p>E309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1" office:value-type="string" calcext:value-type="string">
            <text:p>E310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1" office:value-type="string" calcext:value-type="string">
            <text:p>E311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1" office:value-type="string" calcext:value-type="string">
            <text:p>E314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Tiered room. 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1" office:value-type="string" calcext:value-type="string">
            <text:p>E315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1" office:value-type="string" calcext:value-type="string">
            <text:p>E316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2" office:value-type="string" calcext:value-type="string">
            <text:p>E338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2" office:value-type="string" calcext:value-type="string">
            <text:p>E339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3" office:value-type="string" calcext:value-type="string">
            <text:p>E341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3" office:value-type="string" calcext:value-type="string">
            <text:p>W7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Communications lab. Two Podcasting Booths, 1 desk with Mac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3" office:value-type="string" calcext:value-type="string">
            <text:p>W8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Music classroom: piano, projector, podium pc, laptop &amp; HDMI connection, No DVD/VCR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3" office:value-type="string" calcext:value-type="string">
            <text:p>W107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Events room. Projector, podium pc and laptop connection, DVD/VCR. PA system, 2-mic max. (2 handheld or 1 handheld + 1 lapel). ITS setup required for use of PA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9" office:value-type="string" calcext:value-type="string">
            <text:p>W132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Events room. PC, DVD/VCR, projector, PA system with mics. May require ITS setup.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9" office:value-type="string" calcext:value-type="string">
            <text:p>W135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9" office:value-type="string" calcext:value-type="string">
            <text:p>W138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Instructor station with PC, projector, No DVD/VCR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9" office:value-type="string" calcext:value-type="string">
            <text:p>W139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short-throw projector with SmartBoard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9" office:value-type="string" calcext:value-type="string">
            <text:p>W140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9" office:value-type="string" calcext:value-type="string">
            <text:p>W205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9" office:value-type="string" calcext:value-type="string">
            <text:p>W207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9" office:value-type="string" calcext:value-type="string">
            <text:p>W209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9" office:value-type="string" calcext:value-type="string">
            <text:p>W212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9" office:value-type="string" calcext:value-type="string">
            <text:p>W231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9" office:value-type="string" calcext:value-type="string">
            <text:p>W242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9" office:value-type="string" calcext:value-type="string">
            <text:p>W336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Digital Photo Lab: 3 MACs available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9" office:value-type="string" calcext:value-type="string">
            <text:p>W338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Tiered room. 2 projectors.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9" office:value-type="string" calcext:value-type="string">
            <text:p>TL107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Chem Lab: projector, podium pc and laptop connection, DVD/VCR, 10 PCs for students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9" office:value-type="string" calcext:value-type="string">
            <text:p>TL110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Special purpose Chem Lab. 8 PCs, Projector, instructor station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9" office:value-type="string" calcext:value-type="string">
            <text:p>TL112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Chem Lab, projector, podium pc and laptop connection, 10 PCs for students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9" office:value-type="string" calcext:value-type="string">
            <text:p>TL115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Special purpose Chem Lab. 8 PCs, Projector, instructor station, No DVD/VCR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9" office:value-type="string" calcext:value-type="string">
            <text:p>TL118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iered room. 2 projectors.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9" office:value-type="string" calcext:value-type="string">
            <text:p>TL128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iered room. 2 projectors. podium pc and laptop connection, Document Camera, DVD/VCR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9" office:value-type="string" calcext:value-type="string">
            <text:p>TL166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9" office:value-type="string" calcext:value-type="string">
            <text:p>TL167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 table:number-rows-repeated="11">
          <table:table-cell/>
          <table:table-cell table:style-name="ce9"/>
          <table:table-cell table:number-columns-repeated="8"/>
        </table:table-row>
        <table:table-row table:style-name="ro1" table:number-rows-repeated="104841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Sheet1.B166:Sheet1.B1048576 Sheet1.B1:Sheet1.B48">
            <calcext:condition calcext:apply-style-name="RED" calcext:value="duplicate" calcext:base-cell-address="Sheet1.B1"/>
          </calcext:conditional-format>
          <calcext:conditional-format calcext:target-range-address="Sheet1.B49:Sheet1.B65">
            <calcext:condition calcext:apply-style-name="RED" calcext:value="duplicate" calcext:base-cell-address="Sheet1.B49"/>
          </calcext:conditional-format>
          <calcext:conditional-format calcext:target-range-address="Sheet1.B65:Sheet1.B66">
            <calcext:condition calcext:apply-style-name="RED" calcext:value="duplicate" calcext:base-cell-address="Sheet1.B65"/>
          </calcext:conditional-format>
          <calcext:conditional-format calcext:target-range-address="Sheet1.B68:Sheet1.B75">
            <calcext:condition calcext:apply-style-name="RED" calcext:value="duplicate" calcext:base-cell-address="Sheet1.B68"/>
          </calcext:conditional-format>
          <calcext:conditional-format calcext:target-range-address="Sheet1.B72:Sheet1.B88">
            <calcext:condition calcext:apply-style-name="RED" calcext:value="duplicate" calcext:base-cell-address="Sheet1.B76"/>
          </calcext:conditional-format>
          <calcext:conditional-format calcext:target-range-address="Sheet1.B85:Sheet1.B93">
            <calcext:condition calcext:apply-style-name="RED" calcext:value="duplicate" calcext:base-cell-address="Sheet1.B89"/>
          </calcext:conditional-format>
          <calcext:conditional-format calcext:target-range-address="Sheet1.B90:Sheet1.B93">
            <calcext:condition calcext:apply-style-name="RED" calcext:value="duplicate" calcext:base-cell-address="Sheet1.B94"/>
          </calcext:conditional-format>
          <calcext:conditional-format calcext:target-range-address="Sheet1.B102:Sheet1.B123">
            <calcext:condition calcext:apply-style-name="RED" calcext:value="duplicate" calcext:base-cell-address="Sheet1.B106"/>
          </calcext:conditional-format>
          <calcext:conditional-format calcext:target-range-address="Sheet1.B113:Sheet1.B125">
            <calcext:condition calcext:apply-style-name="RED" calcext:value="duplicate" calcext:base-cell-address="Sheet1.B117"/>
          </calcext:conditional-format>
          <calcext:conditional-format calcext:target-range-address="Sheet1.B124:Sheet1.B125">
            <calcext:condition calcext:apply-style-name="RED" calcext:value="duplicate" calcext:base-cell-address="Sheet1.B128"/>
          </calcext:conditional-format>
          <calcext:conditional-format calcext:target-range-address="Sheet1.B126:Sheet1.B129">
            <calcext:condition calcext:apply-style-name="RED" calcext:value="duplicate" calcext:base-cell-address="Sheet1.B13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00:11:59.912198000</meta:creation-date>
    <dc:date>2016-04-20T02:02:45.315518000</dc:date>
    <meta:editing-duration>PT1H50M29S</meta:editing-duration>
    <meta:editing-cycles>39</meta:editing-cycles>
    <meta:generator>LibreOffice/5.1.0.3$MacOSX_X86_64 LibreOffice_project/5e3e00a007d9b3b6efb6797a8b8e57b51ab1f737</meta:generator>
    <meta:document-statistic meta:table-count="1" meta:cell-count="617" meta:object-count="0"/>
    <meta:user-defined meta:name=""/>
  </office:meta>
</office:document-meta>
</file>